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78mm"/>
    </style:style>
    <style:style style:name="co3" style:family="table-column">
      <style:table-column-properties fo:break-before="auto" style:column-width="66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38.26mm" svg:height="154.58mm" svg:x="215.18mm" svg:y="39.85mm">
            <draw:object draw:notify-on-update-of-ranges="Hoja1.C10:Hoja1.C10 Hoja1.C11:Hoja1.C44 Hoja1.D10:Hoja1.D10 Hoja1.D11:Hoja1.D44 Hoja1.E10:Hoja1.E10 Hoja1.E11:Hoja1.E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ra valores Aleatori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x=Size</text:p>
          </table:table-cell>
          <table:table-cell office:value-type="string" calcext:value-type="string">
            <text:p>Y=Tiempo real en nanosegundo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T SORT AND MERGE SOR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sert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092" calcext:value-type="float">
            <text:p>13092</text:p>
          </table:table-cell>
          <table:table-cell office:value-type="float" office:value="19791" calcext:value-type="float">
            <text:p>19791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2258" calcext:value-type="float">
            <text:p>12258</text:p>
          </table:table-cell>
          <table:table-cell office:value-type="float" office:value="17534" calcext:value-type="float">
            <text:p>17534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977" calcext:value-type="float">
            <text:p>14977</text:p>
          </table:table-cell>
          <table:table-cell office:value-type="float" office:value="16253" calcext:value-type="float">
            <text:p>1625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4995" calcext:value-type="float">
            <text:p>14995</text:p>
          </table:table-cell>
          <table:table-cell office:value-type="float" office:value="16828" calcext:value-type="float">
            <text:p>16828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1413" calcext:value-type="float">
            <text:p>11413</text:p>
          </table:table-cell>
          <table:table-cell office:value-type="float" office:value="17092" calcext:value-type="float">
            <text:p>17092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652" calcext:value-type="float">
            <text:p>12652</text:p>
          </table:table-cell>
          <table:table-cell office:value-type="float" office:value="18690" calcext:value-type="float">
            <text:p>18690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3319" calcext:value-type="float">
            <text:p>13319</text:p>
          </table:table-cell>
          <table:table-cell office:value-type="float" office:value="21708" calcext:value-type="float">
            <text:p>21708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6501" calcext:value-type="float">
            <text:p>16501</text:p>
          </table:table-cell>
          <table:table-cell office:value-type="float" office:value="43511" calcext:value-type="float">
            <text:p>43511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6292" calcext:value-type="float">
            <text:p>16292</text:p>
          </table:table-cell>
          <table:table-cell office:value-type="float" office:value="18641" calcext:value-type="float">
            <text:p>18641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6396" calcext:value-type="float">
            <text:p>16396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7000" calcext:value-type="float">
            <text:p>17000</text:p>
          </table:table-cell>
          <table:table-cell office:value-type="float" office:value="18182" calcext:value-type="float">
            <text:p>1818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9937" calcext:value-type="float">
            <text:p>19937</text:p>
          </table:table-cell>
          <table:table-cell office:value-type="float" office:value="21559" calcext:value-type="float">
            <text:p>21559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8964" calcext:value-type="float">
            <text:p>18964</text:p>
          </table:table-cell>
          <table:table-cell office:value-type="float" office:value="21417" calcext:value-type="float">
            <text:p>21417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254" calcext:value-type="float">
            <text:p>19254</text:p>
          </table:table-cell>
          <table:table-cell office:value-type="float" office:value="22766" calcext:value-type="float">
            <text:p>22766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3208" calcext:value-type="float">
            <text:p>33208</text:p>
          </table:table-cell>
          <table:table-cell office:value-type="float" office:value="43631" calcext:value-type="float">
            <text:p>4363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0962" calcext:value-type="float">
            <text:p>20962</text:p>
          </table:table-cell>
          <table:table-cell office:value-type="float" office:value="26051" calcext:value-type="float">
            <text:p>26051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4011" calcext:value-type="float">
            <text:p>24011</text:p>
          </table:table-cell>
          <table:table-cell office:value-type="float" office:value="24292" calcext:value-type="float">
            <text:p>24292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4893" calcext:value-type="float">
            <text:p>24893</text:p>
          </table:table-cell>
          <table:table-cell office:value-type="float" office:value="27156" calcext:value-type="float">
            <text:p>27156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8832" calcext:value-type="float">
            <text:p>28832</text:p>
          </table:table-cell>
          <table:table-cell office:value-type="float" office:value="31010" calcext:value-type="float">
            <text:p>31010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9087" calcext:value-type="float">
            <text:p>29087</text:p>
          </table:table-cell>
          <table:table-cell office:value-type="float" office:value="34425" calcext:value-type="float">
            <text:p>34425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9119" calcext:value-type="float">
            <text:p>19119</text:p>
          </table:table-cell>
          <table:table-cell office:value-type="float" office:value="21934" calcext:value-type="float">
            <text:p>21934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058" calcext:value-type="float">
            <text:p>19058</text:p>
          </table:table-cell>
          <table:table-cell office:value-type="float" office:value="21335" calcext:value-type="float">
            <text:p>2133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3121" calcext:value-type="float">
            <text:p>23121</text:p>
          </table:table-cell>
          <table:table-cell office:value-type="float" office:value="30170" calcext:value-type="float">
            <text:p>30170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3749" calcext:value-type="float">
            <text:p>23749</text:p>
          </table:table-cell>
          <table:table-cell office:value-type="float" office:value="27507" calcext:value-type="float">
            <text:p>27507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1905" calcext:value-type="float">
            <text:p>21905</text:p>
          </table:table-cell>
          <table:table-cell office:value-type="float" office:value="24321" calcext:value-type="float">
            <text:p>24321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21796" calcext:value-type="float">
            <text:p>21796</text:p>
          </table:table-cell>
          <table:table-cell office:value-type="float" office:value="22454" calcext:value-type="float">
            <text:p>22454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8364" calcext:value-type="float">
            <text:p>18364</text:p>
          </table:table-cell>
          <table:table-cell office:value-type="float" office:value="18587" calcext:value-type="float">
            <text:p>18587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23722" calcext:value-type="float">
            <text:p>23722</text:p>
          </table:table-cell>
          <table:table-cell office:value-type="float" office:value="27791" calcext:value-type="float">
            <text:p>27791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68267" calcext:value-type="float">
            <text:p>68267</text:p>
          </table:table-cell>
          <table:table-cell office:value-type="float" office:value="79724" calcext:value-type="float">
            <text:p>79724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80567" calcext:value-type="float">
            <text:p>80567</text:p>
          </table:table-cell>
          <table:table-cell office:value-type="float" office:value="86643" calcext:value-type="float">
            <text:p>86643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6443" calcext:value-type="float">
            <text:p>26443</text:p>
          </table:table-cell>
          <table:table-cell office:value-type="float" office:value="34011" calcext:value-type="float">
            <text:p>34011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3772" calcext:value-type="float">
            <text:p>23772</text:p>
          </table:table-cell>
          <table:table-cell office:value-type="float" office:value="32541" calcext:value-type="float">
            <text:p>32541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25162" calcext:value-type="float">
            <text:p>25162</text:p>
          </table:table-cell>
          <table:table-cell office:value-type="float" office:value="17015" calcext:value-type="float">
            <text:p>17015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3758" calcext:value-type="float">
            <text:p>23758</text:p>
          </table:table-cell>
          <table:table-cell office:value-type="float" office:value="16524" calcext:value-type="float">
            <text:p>16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07:36:25.319722712</meta:creation-date>
    <dc:date>2020-05-14T09:25:17.842866555</dc:date>
    <meta:editing-duration>PT7M53S</meta:editing-duration>
    <meta:editing-cycles>2</meta:editing-cycles>
    <meta:generator>LibreOffice/6.0.7.3$Linux_X86_64 LibreOffice_project/00m0$Build-3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27cm" svg:height="15.459cm" xlink:href=".." xlink:type="simple" chart:class="chart:line" chart:style-name="ch1">
        <chart:title svg:x="8.271cm" svg:y="0.445cm" chart:style-name="ch2">
          <text:p>INSERT SORT AND MERGE SORT</text:p>
        </chart:title>
        <chart:legend chart:legend-position="end" svg:x="20.843cm" svg:y="7.181cm" style:legend-expansion="high" chart:style-name="ch3"/>
        <chart:plot-area chart:style-name="ch4" table:cell-range-address="Hoja1.C10:Hoja1.E44" chart:data-source-has-labels="both" svg:x="0.476cm" svg:y="1.533cm" svg:width="19.891cm" svg:height="13.617cm">
          <chartooo:coordinate-region svg:x="1.653cm" svg:y="1.733cm" svg:width="18.25cm" svg:height="12.77cm"/>
          <chart:axis chart:dimension="x" chart:name="primary-x" chart:style-name="ch5" chartooo:axis-type="auto">
            <chartooo:date-scale/>
            <chart:categories table:cell-range-address="Hoja1.C11:Hoja1.C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11:Hoja1.D44" chart:label-cell-address="Hoja1.D10:Hoja1.D10" chart:class="chart:line">
            <chart:data-point chart:repeated="34"/>
          </chart:series>
          <chart:series chart:style-name="ch8" chart:values-cell-range-address="Hoja1.E11:Hoja1.E44" chart:label-cell-address="Hoja1.E10:Hoja1.E10" chart:class="chart:line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sort</text:p>
                <draw:g>
                  <svg:desc>Hoja1.D10:Hoja1.D10</svg:desc>
                </draw:g>
              </table:table-cell>
              <table:table-cell office:value-type="string">
                <text:p>Merge sort</text:p>
                <draw:g>
                  <svg:desc>Hoja1.E10:Hoja1.E10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Hoja1.C11:Hoja1.C44</svg:desc>
                </draw:g>
              </table:table-cell>
              <table:table-cell office:value-type="float" office:value="13092">
                <text:p>13092</text:p>
                <draw:g>
                  <svg:desc>Hoja1.D11:Hoja1.D44</svg:desc>
                </draw:g>
              </table:table-cell>
              <table:table-cell office:value-type="float" office:value="19791">
                <text:p>19791</text:p>
                <draw:g>
                  <svg:desc>Hoja1.E11:Hoja1.E44</svg:desc>
                </draw:g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258">
                <text:p>12258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977">
                <text:p>14977</text:p>
              </table:table-cell>
              <table:table-cell office:value-type="float" office:value="16253">
                <text:p>1625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995">
                <text:p>14995</text:p>
              </table:table-cell>
              <table:table-cell office:value-type="float" office:value="16828">
                <text:p>168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413">
                <text:p>11413</text:p>
              </table:table-cell>
              <table:table-cell office:value-type="float" office:value="17092">
                <text:p>170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652">
                <text:p>12652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319">
                <text:p>13319</text:p>
              </table:table-cell>
              <table:table-cell office:value-type="float" office:value="21708">
                <text:p>2170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501">
                <text:p>16501</text:p>
              </table:table-cell>
              <table:table-cell office:value-type="float" office:value="43511">
                <text:p>4351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6292">
                <text:p>16292</text:p>
              </table:table-cell>
              <table:table-cell office:value-type="float" office:value="18641">
                <text:p>1864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396">
                <text:p>16396</text:p>
              </table:table-cell>
              <table:table-cell office:value-type="float" office:value="19621">
                <text:p>1962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000">
                <text:p>17000</text:p>
              </table:table-cell>
              <table:table-cell office:value-type="float" office:value="18182">
                <text:p>181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937">
                <text:p>19937</text:p>
              </table:table-cell>
              <table:table-cell office:value-type="float" office:value="21559">
                <text:p>215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8964">
                <text:p>18964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9254">
                <text:p>19254</text:p>
              </table:table-cell>
              <table:table-cell office:value-type="float" office:value="22766">
                <text:p>2276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208">
                <text:p>33208</text:p>
              </table:table-cell>
              <table:table-cell office:value-type="float" office:value="43631">
                <text:p>436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0962">
                <text:p>20962</text:p>
              </table:table-cell>
              <table:table-cell office:value-type="float" office:value="26051">
                <text:p>260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4011">
                <text:p>24011</text:p>
              </table:table-cell>
              <table:table-cell office:value-type="float" office:value="24292">
                <text:p>242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4893">
                <text:p>24893</text:p>
              </table:table-cell>
              <table:table-cell office:value-type="float" office:value="27156">
                <text:p>2715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8832">
                <text:p>28832</text:p>
              </table:table-cell>
              <table:table-cell office:value-type="float" office:value="31010">
                <text:p>3101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9087">
                <text:p>29087</text:p>
              </table:table-cell>
              <table:table-cell office:value-type="float" office:value="34425">
                <text:p>344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9119">
                <text:p>19119</text:p>
              </table:table-cell>
              <table:table-cell office:value-type="float" office:value="21934">
                <text:p>2193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9058">
                <text:p>19058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3121">
                <text:p>23121</text:p>
              </table:table-cell>
              <table:table-cell office:value-type="float" office:value="30170">
                <text:p>3017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3749">
                <text:p>23749</text:p>
              </table:table-cell>
              <table:table-cell office:value-type="float" office:value="27507">
                <text:p>2750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1905">
                <text:p>21905</text:p>
              </table:table-cell>
              <table:table-cell office:value-type="float" office:value="24321">
                <text:p>2432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1796">
                <text:p>21796</text:p>
              </table:table-cell>
              <table:table-cell office:value-type="float" office:value="22454">
                <text:p>2245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364">
                <text:p>18364</text:p>
              </table:table-cell>
              <table:table-cell office:value-type="float" office:value="18587">
                <text:p>185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3722">
                <text:p>23722</text:p>
              </table:table-cell>
              <table:table-cell office:value-type="float" office:value="27791">
                <text:p>2779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68267">
                <text:p>68267</text:p>
              </table:table-cell>
              <table:table-cell office:value-type="float" office:value="79724">
                <text:p>7972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80567">
                <text:p>80567</text:p>
              </table:table-cell>
              <table:table-cell office:value-type="float" office:value="86643">
                <text:p>8664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6443">
                <text:p>26443</text:p>
              </table:table-cell>
              <table:table-cell office:value-type="float" office:value="34011">
                <text:p>3401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3772">
                <text:p>23772</text:p>
              </table:table-cell>
              <table:table-cell office:value-type="float" office:value="32541">
                <text:p>3254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5162">
                <text:p>25162</text:p>
              </table:table-cell>
              <table:table-cell office:value-type="float" office:value="17015">
                <text:p>170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758">
                <text:p>23758</text:p>
              </table:table-cell>
              <table:table-cell office:value-type="float" office:value="16524">
                <text:p>16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